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ntarell" svg:font-family="Cantarell"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start" style:justify-single-word="false" fo:break-before="page"/>
      <style:text-properties style:font-name="Liberation Serif" fo:font-size="12pt" officeooo:rsid="001b4e5b" officeooo:paragraph-rsid="001b4e5b" style:font-size-asian="12pt" style:font-name-complex="Calibri" style:font-size-complex="12pt"/>
    </style:style>
    <style:style style:name="P2" style:family="paragraph" style:parent-style-name="Standard">
      <style:paragraph-properties fo:line-height="200%" fo:text-align="start" style:justify-single-word="false"/>
      <style:text-properties style:font-name="Liberation Serif" fo:font-size="12pt" officeooo:rsid="001add69" officeooo:paragraph-rsid="001add69" style:font-size-asian="12pt" style:font-name-complex="Calibri" style:font-size-complex="12pt"/>
    </style:style>
    <style:style style:name="P3" style:family="paragraph" style:parent-style-name="Standard">
      <style:paragraph-properties fo:line-height="200%" fo:text-align="start" style:justify-single-word="false"/>
      <style:text-properties style:font-name="Liberation Serif" fo:font-size="12pt" officeooo:rsid="00217541" officeooo:paragraph-rsid="001add69" style:font-size-asian="12pt" style:font-name-complex="Calibri" style:font-size-complex="12pt"/>
    </style:style>
    <style:style style:name="P4" style:family="paragraph" style:parent-style-name="Standard">
      <style:paragraph-properties fo:line-height="200%" fo:text-align="start" style:justify-single-word="false"/>
      <style:text-properties style:font-name="Liberation Serif" fo:font-size="12pt" officeooo:rsid="00258223" officeooo:paragraph-rsid="00258223" style:font-size-asian="12pt" style:font-name-complex="Calibri" style:font-size-complex="12pt"/>
    </style:style>
    <style:style style:name="P5" style:family="paragraph" style:parent-style-name="Standard" style:list-style-name="L1">
      <style:paragraph-properties fo:text-align="start" style:justify-single-word="false"/>
      <style:text-properties style:font-name="Liberation Serif" fo:font-size="12pt" officeooo:rsid="001b4e5b" officeooo:paragraph-rsid="001b4e5b" style:font-size-asian="12pt" style:font-name-complex="Calibri" style:font-size-complex="12pt"/>
    </style:style>
    <style:style style:name="P6" style:family="paragraph" style:parent-style-name="Standard" style:list-style-name="L1">
      <style:paragraph-properties fo:text-align="start" style:justify-single-word="false"/>
      <style:text-properties style:font-name="Liberation Serif" fo:font-size="12pt" officeooo:rsid="001b4e5b" officeooo:paragraph-rsid="001c6005" style:font-size-asian="12pt" style:font-name-complex="Calibri" style:font-size-complex="12pt"/>
    </style:style>
    <style:style style:name="P7" style:family="paragraph" style:parent-style-name="Standard">
      <style:paragraph-properties fo:line-height="200%" fo:text-align="start" style:justify-single-word="false"/>
      <style:text-properties style:font-name="Liberation Serif" fo:font-size="12pt" officeooo:rsid="00251991" officeooo:paragraph-rsid="001add69" style:font-size-asian="12pt" style:font-name-complex="Calibri" style:font-size-complex="12pt"/>
    </style:style>
    <style:style style:name="P8" style:family="paragraph" style:parent-style-name="Standard">
      <style:paragraph-properties fo:line-height="200%" fo:text-align="start" style:justify-single-word="false"/>
      <style:text-properties style:font-name="Liberation Serif" fo:font-size="12pt" officeooo:rsid="00251991" officeooo:paragraph-rsid="00330e21" style:font-size-asian="12pt" style:font-name-complex="Calibri" style:font-size-complex="12pt"/>
    </style:style>
    <style:style style:name="P9" style:family="paragraph" style:parent-style-name="Standard">
      <style:paragraph-properties fo:line-height="200%" fo:text-align="start" style:justify-single-word="false"/>
      <style:text-properties style:font-name="Liberation Serif" fo:font-size="12pt" officeooo:rsid="001e0b4b" officeooo:paragraph-rsid="001e0b4b" style:font-size-asian="12pt" style:font-name-complex="Calibri" style:font-size-complex="12pt"/>
    </style:style>
    <style:style style:name="P10" style:family="paragraph" style:parent-style-name="Standard">
      <style:paragraph-properties fo:line-height="200%" fo:text-align="center" style:justify-single-word="false"/>
      <style:text-properties style:font-name="Liberation Serif" fo:font-size="12pt" officeooo:rsid="001a1e4f" officeooo:paragraph-rsid="001a1e4f" style:font-size-asian="12pt" style:font-size-complex="12pt"/>
    </style:style>
    <style:style style:name="P11" style:family="paragraph" style:parent-style-name="Standard">
      <style:paragraph-properties fo:line-height="200%" fo:text-align="start" style:justify-single-word="false"/>
      <style:text-properties style:font-name="Liberation Serif" fo:font-size="12pt" officeooo:rsid="001a1e4f" officeooo:paragraph-rsid="001a1e4f" style:font-size-asian="12pt" style:font-size-complex="12pt"/>
    </style:style>
    <style:style style:name="P12" style:family="paragraph" style:parent-style-name="Standard">
      <style:paragraph-properties fo:line-height="200%" fo:text-align="start" style:justify-single-word="false"/>
      <style:text-properties style:font-name="Liberation Serif" fo:font-size="12pt" officeooo:rsid="001a1e4f" officeooo:paragraph-rsid="001add69" style:font-size-asian="12pt" style:font-size-complex="12pt"/>
    </style:style>
    <style:style style:name="P13" style:family="paragraph" style:parent-style-name="Standard">
      <style:paragraph-properties fo:line-height="200%" fo:text-align="start" style:justify-single-word="false"/>
      <style:text-properties style:font-name="Liberation Serif" fo:font-size="12pt" officeooo:rsid="001add69" officeooo:paragraph-rsid="001add69" style:font-size-asian="12pt" style:font-size-complex="12pt"/>
    </style:style>
    <style:style style:name="P14" style:family="paragraph" style:parent-style-name="Standard" style:list-style-name="L1">
      <style:paragraph-properties fo:text-align="start" style:justify-single-word="false"/>
      <style:text-properties style:font-name="Cantarell" fo:font-size="12pt" officeooo:rsid="001b4e5b" officeooo:paragraph-rsid="001c6005" style:font-size-asian="12pt" style:font-name-complex="Calibri" style:font-size-complex="12pt"/>
    </style:style>
    <style:style style:name="P15" style:family="paragraph" style:parent-style-name="Standard" style:list-style-name="L1">
      <style:paragraph-properties fo:text-align="start" style:justify-single-word="false"/>
      <style:text-properties style:font-name="Cantarell" officeooo:rsid="001b4e5b" officeooo:paragraph-rsid="001c6005" style:font-name-complex="Calibri"/>
    </style:style>
    <style:style style:name="P16" style:family="paragraph" style:parent-style-name="Standard">
      <style:paragraph-properties fo:line-height="200%" fo:text-align="start" style:justify-single-word="false"/>
      <style:text-properties officeooo:paragraph-rsid="00340340"/>
    </style:style>
    <style:style style:name="P17" style:family="paragraph" style:parent-style-name="Standard" style:list-style-name="L1">
      <style:paragraph-properties fo:text-align="start" style:justify-single-word="false" fo:break-before="column"/>
      <style:text-properties style:font-name="Liberation Serif" fo:font-size="12pt" officeooo:rsid="001b4e5b" officeooo:paragraph-rsid="001c6005" style:font-size-asian="12pt" style:font-name-complex="Calibri" style:font-size-complex="12pt"/>
    </style:style>
    <style:style style:name="T1" style:family="text">
      <style:text-properties officeooo:rsid="0029ed74"/>
    </style:style>
    <style:style style:name="T2" style:family="text">
      <style:text-properties fo:font-style="italic" style:font-style-asian="italic" style:font-style-complex="italic"/>
    </style:style>
    <style:style style:name="T3" style:family="text">
      <style:text-properties fo:font-style="italic" officeooo:rsid="002b881c" style:font-style-asian="italic" style:font-style-complex="italic"/>
    </style:style>
    <style:style style:name="T4" style:family="text">
      <style:text-properties fo:font-style="italic" officeooo:rsid="001fa270" style:font-style-asian="italic" style:font-style-complex="italic"/>
    </style:style>
    <style:style style:name="T5" style:family="text">
      <style:text-properties fo:font-style="normal" officeooo:rsid="002b881c" style:font-style-asian="normal" style:font-style-complex="normal"/>
    </style:style>
    <style:style style:name="T6" style:family="text">
      <style:text-properties fo:font-style="normal" officeooo:rsid="002c6f76" style:font-style-asian="normal" style:font-style-complex="normal"/>
    </style:style>
    <style:style style:name="T7" style:family="text">
      <style:text-properties fo:font-style="normal" officeooo:rsid="002eebf6" style:font-style-asian="normal" style:font-style-complex="normal"/>
    </style:style>
    <style:style style:name="T8" style:family="text">
      <style:text-properties fo:font-style="normal" officeooo:rsid="002e33dd" style:font-style-asian="normal" style:font-style-complex="normal"/>
    </style:style>
    <style:style style:name="T9" style:family="text">
      <style:text-properties fo:font-style="normal" officeooo:rsid="001fa270" style:font-style-asian="normal" style:font-style-complex="normal"/>
    </style:style>
    <style:style style:name="T10" style:family="text">
      <style:text-properties fo:font-style="normal" officeooo:rsid="00215543" style:font-style-asian="normal" style:font-style-complex="normal"/>
    </style:style>
    <style:style style:name="T11" style:family="text">
      <style:text-properties fo:font-style="normal" officeooo:rsid="0023d8f9" style:font-style-asian="normal" style:font-style-complex="normal"/>
    </style:style>
    <style:style style:name="T12" style:family="text">
      <style:text-properties fo:font-style="normal" officeooo:rsid="0031a3d8" style:font-style-asian="normal" style:font-style-complex="normal"/>
    </style:style>
    <style:style style:name="T13" style:family="text">
      <style:text-properties fo:font-style="normal" officeooo:rsid="00330e21" style:font-style-asian="normal" style:font-style-complex="normal"/>
    </style:style>
    <style:style style:name="T14" style:family="text">
      <style:text-properties fo:font-style="normal" officeooo:rsid="002e33dd" style:font-name-asian="Times New Roman" style:font-style-asian="normal" style:font-style-complex="normal"/>
    </style:style>
    <style:style style:name="T15" style:family="text">
      <style:text-properties style:text-position="sub 58%" fo:font-style="normal" officeooo:rsid="002e33dd" style:font-name-asian="Times New Roman" style:font-style-asian="normal" style:font-style-complex="normal"/>
    </style:style>
    <style:style style:name="T16" style:family="text">
      <style:text-properties style:text-position="sub 58%" fo:font-style="normal" officeooo:rsid="002eebf6" style:font-name-asian="Times New Roman" style:font-style-asian="normal" style:font-style-complex="normal"/>
    </style:style>
    <style:style style:name="T17" style:family="text">
      <style:text-properties style:text-position="sub 58%" style:font-name="Liberation Serif" fo:font-size="12pt" fo:font-style="normal" officeooo:rsid="002e33dd" style:font-name-asian="Times New Roman" style:font-size-asian="12pt" style:font-style-asian="normal" style:font-name-complex="Calibri" style:font-size-complex="12pt" style:font-style-complex="normal"/>
    </style:style>
    <style:style style:name="T18" style:family="text">
      <style:text-properties style:text-position="0% 100%" fo:font-style="normal" style:font-name-asian="Times New Roman" style:font-style-asian="normal" style:font-style-complex="normal"/>
    </style:style>
    <style:style style:name="T19" style:family="text">
      <style:text-properties style:text-position="0% 100%" fo:font-style="normal" officeooo:rsid="002eebf6" style:font-name-asian="Times New Roman" style:font-style-asian="normal" style:font-style-complex="normal"/>
    </style:style>
    <style:style style:name="T20" style:family="text">
      <style:text-properties style:text-position="0% 100%" fo:font-style="normal" officeooo:rsid="002ff4b7" style:font-name-asian="Times New Roman" style:font-style-asian="normal" style:font-style-complex="normal"/>
    </style:style>
    <style:style style:name="T21" style:family="text">
      <style:text-properties style:text-position="0% 100%" fo:font-style="normal" officeooo:rsid="002e33dd" style:font-name-asian="Times New Roman" style:font-style-asian="normal" style:font-style-complex="normal"/>
    </style:style>
    <style:style style:name="T22" style:family="text">
      <style:text-properties style:text-position="0% 100%" fo:font-style="normal" officeooo:rsid="0023d8f9" style:font-name-asian="Times New Roman" style:font-style-asian="normal" style:font-style-complex="normal"/>
    </style:style>
    <style:style style:name="T23" style:family="text">
      <style:text-properties style:text-position="0% 100%" fo:font-style="normal" officeooo:rsid="00330e21" style:font-name-asian="Times New Roman" style:font-style-asian="normal" style:font-style-complex="normal"/>
    </style:style>
    <style:style style:name="T24" style:family="text">
      <style:text-properties style:text-position="0% 100%" fo:font-style="normal" officeooo:rsid="00336ea4" style:font-name-asian="Times New Roman" style:font-style-asian="normal" style:font-style-complex="normal"/>
    </style:style>
    <style:style style:name="T25" style:family="text">
      <style:text-properties style:text-position="0% 100%" fo:font-style="italic" style:font-name-asian="Times New Roman" style:font-style-asian="italic" style:font-style-complex="italic"/>
    </style:style>
    <style:style style:name="T26" style:family="text">
      <style:text-properties style:text-position="0% 100%" style:font-name="Liberation Serif" fo:font-size="12pt" fo:font-style="normal" officeooo:rsid="002eebf6" style:font-name-asian="Times New Roman" style:font-size-asian="12pt" style:font-style-asian="normal" style:font-name-complex="Calibri" style:font-size-complex="12pt" style:font-style-complex="normal"/>
    </style:style>
    <style:style style:name="T27" style:family="text">
      <style:text-properties style:text-position="0% 100%" style:font-name="Liberation Serif" fo:font-size="12pt" fo:font-style="normal" officeooo:rsid="002ff4b7" style:font-name-asian="Times New Roman" style:font-size-asian="12pt" style:font-style-asian="normal" style:font-name-complex="Calibri" style:font-size-complex="12pt" style:font-style-complex="normal"/>
    </style:style>
    <style:style style:name="T28" style:family="text">
      <style:text-properties style:text-position="0% 100%" style:font-name="Liberation Serif" fo:font-size="12pt" fo:font-style="normal" officeooo:rsid="002e33dd" style:font-name-asian="Times New Roman" style:font-size-asian="12pt" style:font-style-asian="normal" style:font-name-complex="Calibri" style:font-size-complex="12pt" style:font-style-complex="normal"/>
    </style:style>
    <style:style style:name="T29" style:family="text">
      <style:text-properties style:text-position="0% 100%" style:font-name="Liberation Serif" fo:font-size="12pt" fo:font-style="normal" officeooo:rsid="0023d8f9" style:font-name-asian="Times New Roman" style:font-size-asian="12pt" style:font-style-asian="normal" style:font-name-complex="Calibri" style:font-size-complex="12pt" style:font-style-complex="normal"/>
    </style:style>
    <style:style style:name="T30" style:family="text">
      <style:text-properties style:text-position="0% 100%" style:font-name="Liberation Serif" fo:font-size="12pt" fo:font-style="normal" officeooo:rsid="001add69" style:font-name-asian="Times New Roman" style:font-size-asian="12pt" style:font-style-asian="normal" style:font-name-complex="Calibri" style:font-size-complex="12pt" style:font-style-complex="normal"/>
    </style:style>
    <style:style style:name="T31" style:family="text">
      <style:text-properties style:text-position="0% 100%" style:font-name="Liberation Serif" fo:font-size="12pt" fo:font-style="normal" officeooo:rsid="00336ea4" style:font-name-asian="Times New Roman" style:font-size-asian="12pt" style:font-style-asian="normal" style:font-name-complex="Calibri" style:font-size-complex="12pt" style:font-style-complex="normal"/>
    </style:style>
    <style:style style:name="T32" style:family="text">
      <style:text-properties style:text-position="0% 100%" style:font-name="Liberation Serif" fo:font-size="12pt" fo:font-style="normal" officeooo:rsid="00338b42" style:font-name-asian="Times New Roman" style:font-size-asian="12pt" style:font-style-asian="normal" style:font-name-complex="Calibri" style:font-size-complex="12pt" style:font-style-complex="normal"/>
    </style:style>
    <style:style style:name="T33" style:family="text">
      <style:text-properties style:text-position="0% 100%" style:font-name="Liberation Serif" fo:font-size="12pt" fo:font-style="normal" officeooo:rsid="00340340" style:font-name-asian="Times New Roman" style:font-size-asian="12pt" style:font-style-asian="normal" style:font-name-complex="Calibri" style:font-size-complex="12pt" style:font-style-complex="normal"/>
    </style:style>
    <style:style style:name="T34" style:family="text">
      <style:text-properties style:text-position="0% 100%" style:font-name="Liberation Serif" fo:font-size="12pt" fo:font-style="normal" officeooo:rsid="0034c7f7" style:font-name-asian="Times New Roman" style:font-size-asian="12pt" style:font-style-asian="normal" style:font-name-complex="Calibri" style:font-size-complex="12pt" style:font-style-complex="normal"/>
    </style:style>
    <style:style style:name="T35" style:family="text">
      <style:text-properties style:font-name-complex="Calibri"/>
    </style:style>
    <style:style style:name="T36" style:family="text">
      <style:text-properties officeooo:rsid="001fb6ba" style:font-name-complex="Calibri"/>
    </style:style>
    <style:style style:name="T37" style:family="text">
      <style:text-properties officeooo:rsid="00217541" style:font-name-complex="Calibri"/>
    </style:style>
    <style:style style:name="T38" style:family="text">
      <style:text-properties officeooo:rsid="0023d8f9" style:font-name-complex="Calibri"/>
    </style:style>
    <style:style style:name="T39" style:family="text">
      <style:text-properties officeooo:rsid="00258223" style:font-name-complex="Calibri"/>
    </style:style>
    <style:style style:name="T40" style:family="text">
      <style:text-properties officeooo:rsid="00287e5d" style:font-name-complex="Calibri"/>
    </style:style>
    <style:style style:name="T41" style:family="text">
      <style:text-properties officeooo:rsid="00297268" style:font-name-complex="Calibri"/>
    </style:style>
    <style:style style:name="T42" style:family="text">
      <style:text-properties officeooo:rsid="002adc09" style:font-name-complex="Calibri"/>
    </style:style>
    <style:style style:name="T43" style:family="text">
      <style:text-properties fo:font-variant="normal" fo:text-transform="none" fo:color="#000000" style:text-position="0% 100%" style:font-name="Liberation Serif" fo:letter-spacing="normal" fo:font-style="normal" fo:font-weight="normal" style:font-name-asian="Times New Roman" style:font-style-asian="normal" style:font-style-complex="normal"/>
    </style:style>
    <style:style style:name="T44" style:family="text">
      <style:text-properties fo:font-variant="normal" fo:text-transform="none" fo:color="#000000" style:text-position="0% 100%" style:font-name="Liberation Serif" fo:letter-spacing="normal" fo:font-style="normal" fo:font-weight="normal" officeooo:rsid="001c6005" style:font-name-asian="Times New Roman" style:font-style-asian="normal" style:font-style-complex="normal"/>
    </style:style>
    <style:style style:name="T45" style:family="text">
      <style:text-properties fo:font-variant="normal" fo:text-transform="none" fo:color="#000000" style:text-position="0% 100%" style:font-name="Liberation Serif" fo:letter-spacing="normal" fo:font-weight="normal" style:font-name-asian="Times New Roman"/>
    </style:style>
    <style:style style:name="T46" style:family="text">
      <style:text-properties fo:font-variant="normal" fo:text-transform="none" fo:color="#000000" style:font-name="Liberation Serif" fo:font-size="12pt" fo:letter-spacing="normal" fo:font-style="normal" fo:font-weight="normal" style:font-size-asian="12pt" style:font-size-complex="12pt"/>
    </style:style>
    <style:style style:name="T47" style:family="text">
      <style:text-properties fo:font-variant="normal" fo:text-transform="none" fo:color="#000000" style:font-name="Liberation Serif" fo:font-size="12pt" fo:letter-spacing="normal" fo:font-style="normal" fo:font-weight="normal" officeooo:rsid="001c6005" style:font-size-asian="12pt" style:font-size-complex="12pt"/>
    </style:style>
    <style:style style:name="T48" style:family="text">
      <style:text-properties fo:font-variant="normal" fo:text-transform="none" fo:color="#000000" style:font-name="Liberation Serif" fo:font-size="12pt" fo:letter-spacing="normal" fo:font-weight="normal" style:font-size-asian="12pt" style:font-size-complex="12pt"/>
    </style:style>
    <style:style style:name="T49" style:family="text">
      <style:text-properties officeooo:rsid="002c12d1"/>
    </style:style>
    <style:style style:name="T50" style:family="text">
      <style:text-properties officeooo:rsid="002dc1a5"/>
    </style:style>
    <style:style style:name="T51" style:family="text">
      <style:text-properties officeooo:rsid="002e97a3"/>
    </style:style>
    <style:style style:name="T52" style:family="text">
      <style:text-properties officeooo:rsid="00307702"/>
    </style:style>
    <style:style style:name="T53" style:family="text">
      <style:text-properties officeooo:rsid="00330e21"/>
    </style:style>
    <text:list-style style:name="L1">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Analysis of Algebraic Effect Handler Implementations</text:p>
      <text:p text:style-name="P10"/>
      <text:p text:style-name="P10">By Hardy Jones</text:p>
      <text:p text:style-name="P10"/>
      <text:p text:style-name="P11">Introduction</text:p>
      <text:p text:style-name="P11"/>
      <text:p text:style-name="P12"><text:tab/><text:span text:style-name="T36">In “Handlers of Algebraic Effects”, Plotkin </text:span><text:span text:style-name="T37">and Pretnar </text:span><text:span text:style-name="T40">[5]</text:span><text:span text:style-name="T36"> merely describe the semantics of algebraic effect handlers </text:span><text:span text:style-name="T40">without providing an implementation to go along with it</text:span><text:span text:style-name="T36">. </text:span><text:span text:style-name="T41">As a result</text:span><text:span text:style-name="T36">, many people have built upon this </text:span><text:span text:style-name="T41">foundation </text:span><text:span text:style-name="T36">by providing implementations in various languages. </text:span><text:span text:style-name="T38">Most of the languages are rather expressive if not esoteric, </text:span><text:span text:style-name="T42">yet few are expressive enough to encode algebraic effect handlers in the language</text:span><text:span text:style-name="T36">. One example </text:span><text:span text:style-name="T42">implementation is given in</text:span><text:span text:style-name="T36"> the paper “Effect Handlers in Scope” from Wu et al. </text:span><text:span text:style-name="T40">[6]</text:span><text:span text:style-name="T36">, which provides language extensions to Haskell.</text:span></text:p>
      <text:p text:style-name="P12"/>
      <text:p text:style-name="P13"><text:span text:style-name="T36">B</text:span><text:span text:style-name="T35">ackground</text:span></text:p>
      <text:p text:style-name="P2"/>
      <text:p text:style-name="P12"><text:span text:style-name="T36"><text:tab/>Plotkin and Power developed the theory of algebraic effects throughout many papers. In particular, “Adequacy for Algebraic Effects” </text:span><text:span text:style-name="T41">[4]</text:span><text:span text:style-name="T36"> provides the best understanding of the purposes </text:span><text:span text:style-name="T37">for algebraic effects </text:span><text:span text:style-name="T36">and </text:span><text:span text:style-name="T37">the </text:span><text:span text:style-name="T36">differences from modeling with monadic effects. In this work, they show how modeling with algebraic effects </text:span><text:span text:style-name="T37">provides constructive operations for describing computational effects, whereas monadic effects cannot provide such operators in general. </text:span><text:span text:style-name="T41">Modeling with algebraic effects </text:span><text:span text:style-name="T37">allows for a more robust description of computational effects </text:span><text:span text:style-name="T39">than previously shown</text:span><text:span text:style-name="T37">. As with most concepts in Mathematics, there is a dual to the constructive </text:span><text:soft-page-break/><text:span text:style-name="T37">operations given by algebraic effects. Plotkin and Power </text:span><text:span text:style-name="T41">[4] </text:span><text:span text:style-name="T37">call these “deconstructive” operations, algebraic effect handlers. They forgo exploring a formalization of handlers </text:span><text:span text:style-name="T39">in that paper </text:span><text:span text:style-name="T37">as it is more closely related to the Curry-Howard correspondence than it is to algebraic effects.</text:span></text:p>
      <text:p text:style-name="P12"><text:span text:style-name="T37"><text:tab/></text:span><text:span text:style-name="T39">Algebraic effect handlers seem to </text:span><text:span text:style-name="T41">be </text:span><text:span text:style-name="T39">needed in order to deal with the algebraic effects that are produced in a way that is not ad-hoc. Plotkin and Pretnar discovered that each algebraic effect creates a unique homomorphism. The domain of the homomorphism is the algebraic effect itself, and the range is the algebraic handler for that effect. </text:span><text:span text:style-name="T41">This construction</text:span><text:span text:style-name="T39"> gives rise to a much more general way of reasoning about computations than the current methods, which include monadic effects. The difference being that monadic effects model both the computation and the handler, whereas algebraic effects model the computation, and the algebraic effect handler models the handler. By this separation, each is necessarily weaker than monadic effects, but also more composable.</text:span></text:p>
      <text:p text:style-name="P3"><text:tab/>Although the formalization of the theory of algebraic effect handlers is necessary, it does not address the specifics of implementing such a high level concept in the current crop of programming languages. <text:span text:style-name="T49">In some languages it is possible to use compiler extensions to implement algebraic effect handlers, but these extensions tie an implementation to one specific compiler.</text:span> <text:span text:style-name="T49">In a</text:span> more expressive language which provides meta-programming, it is possible to represent <text:span text:style-name="T49">algebraic effect </text:span>handlers. <text:span text:style-name="T53">However, meta-programming is not necessarily portable across languages or even different compilers within the same language</text:span>. While the most straight forward implementation uses monads to model algebraic effect handlers, it is also possible to embed the idea into weaker constructs like arrows and applicative functors. <text:span text:style-name="T50">Unfortunately, because arrows and applicative functors are necessarily weaker than monads, an implementation </text:span><text:soft-page-break/><text:span text:style-name="T50">will generally require syntactic extensions which couple the implementation to the extended language</text:span>. Each of the previous solutions required describing algebraic effect handlers through some <text:span text:style-name="T51">external extension</text:span>, th<text:span text:style-name="T51">ese changes are</text:span> unnecessary in a dependently typed language as it is powerful enough to model the concept directly <text:span text:style-name="T51">with</text:span>in the language.</text:p>
      <text:p text:style-name="P12"/>
      <text:p text:style-name="P4">Homomorphisms for Computations</text:p>
      <text:p text:style-name="P12"/>
      <text:p text:style-name="P3"><text:tab/>Plotkin and Pretnar <text:span text:style-name="T52">[5] </text:span>formalize the theory of algebraic effect handlers in “Handlers of Algebraic Effects” without providing an implementation to go along with it. Nevertheless, their formalization provides a calculus for algebraic effect handlers. This calculus allows reasoning about how to deconstruct programs built using algebraic effects. The basis of the calculus is given by a unique homomorphism of each computational effect. They explore a multitude of different <text:span text:style-name="T52">algebraic effect </text:span>handlers including exception handlers, non-determinism, and environment contexts. <text:span text:style-name="T52">This paper also </text:span>show<text:span text:style-name="T52">s </text:span>how the logic for algebraic effects can be extended to include <text:span text:style-name="T52">the </text:span>handlers <text:span text:style-name="T52">that consume them</text:span>. <text:span text:style-name="T52">The theory presented provides a rigorous approach to defining algebraic effect handlers and gives some insight into what may be necessary for their implementation</text:span>, <text:span text:style-name="T52">however, </text:span>Plotkin and Pretnar <text:span text:style-name="T52">[5] </text:span>do not provide an actual implementation in any programming languages. They do not explore how prohibitive this idea may be due to the current crop of programming languages available. Since most languages do not yet have the expressive power to embed algebraic effects cleanly, <text:span text:style-name="T52">not including some implementation to go along with the theory</text:span> seems to be a bit of a misstep.</text:p>
      <text:p text:style-name="P7"/>
      <text:p text:style-name="P9">Using Scope to Delimit Algebraic Effects</text:p>
      <text:p text:style-name="P9"><text:soft-page-break/></text:p>
      <text:p text:style-name="P7"><text:tab/><text:span text:style-name="T1">However, Wu et al. [6] fill this void by providing an implementation in Haskell. In their paper “Effect Handlers in Scope”, Wu et al. explore the effects of implementing handlers in Haskell with the GHC compiler. They use the very recent language extensions in the GHC compiler </text:span><text:span text:style-name="T3">pattern synonyms</text:span><text:span text:style-name="T5"> and </text:span><text:span text:style-name="T3">view patterns</text:span><text:span text:style-name="T5"> in order to accomplish </text:span><text:span text:style-name="T12">the implementation</text:span><text:span text:style-name="T5">. </text:span><text:span text:style-name="T9">These extensions are necessary to describe the algebraic effects at a level different from both the values and the types</text:span><text:span text:style-name="T5">. A simple embedding in the existing algebraic effect system is first shown </text:span><text:span text:style-name="T9">by threading state through non-deterministic computations to solve the knapsack problem</text:span><text:span text:style-name="T5">. This example is followed by a more complex approach using a new type class hierarchy </text:span><text:span text:style-name="T9">based upon the </text:span><text:span text:style-name="T4">Functor</text:span><text:span text:style-name="T9"> type class</text:span><text:span text:style-name="T5">. This approach shows some intricacies of implementing handlers in a language like Haskell </text:span><text:span text:style-name="T9">which is one of the more expressive languages available. Even this powerful language still </text:span><text:span text:style-name="T5">requires the use of language extensions which are very new and specific to a single compiler. </text:span><text:span text:style-name="T13">Using GHC extensions </text:span><text:span text:style-name="T9">makes the particular implementation </text:span><text:span text:style-name="T13">of algebraic effect handlers </text:span><text:span text:style-name="T9">not portable to other languages, or even </text:span><text:span text:style-name="T13">portable to </text:span><text:span text:style-name="T9">the same language with a</text:span><text:span text:style-name="T13">n older or</text:span><text:span text:style-name="T9"> different compiler</text:span><text:span text:style-name="T5">.</text:span></text:p>
      <text:p text:style-name="P7"/>
      <text:p text:style-name="P9">Template Haskell has an Effect</text:p>
      <text:p text:style-name="P7"/>
      <text:p text:style-name="P7"><text:span text:style-name="T5"><text:tab/>Another implementation is given by Kammar et al. </text:span><text:span text:style-name="T13">[3]</text:span><text:span text:style-name="T5"> which uses meta-programming as the tool for </text:span><text:span text:style-name="T10">defining</text:span><text:span text:style-name="T5"> </text:span><text:span text:style-name="T10">algebraic effect </text:span><text:span text:style-name="T5">handlers </text:span><text:span text:style-name="T10">in Haskell</text:span><text:span text:style-name="T5">. “Handlers in Action” gives an implementation using Template Haskell and Quasiquotes, </text:span><text:span text:style-name="T10">the two options for meta-programming in Haskell</text:span><text:span text:style-name="T5">. Kammar et al. </text:span><text:span text:style-name="T13">[3]</text:span><text:span text:style-name="T5"> offer a few different styles of handlers. </text:span><text:span text:style-name="T10">They show handlers based upon delimited continuations, shallow handlers, the free monad and the co-density monad</text:span><text:span text:style-name="T5">. </text:span><text:soft-page-break/><text:span text:style-name="T10">Kammar et al. </text:span><text:span text:style-name="T13">[3]</text:span><text:span text:style-name="T10"> also implement similar constructs in plain functions and two versions of the pipes library. </text:span><text:span text:style-name="T5">They then use these handlers, along with </text:span><text:span text:style-name="T10">the other more standard constructs</text:span><text:span text:style-name="T5">, to benchmark each implementation. They compare and contrast each method on the basis of performance. </text:span><text:span text:style-name="T10">Some </text:span><text:span text:style-name="T13">comparisons</text:span><text:span text:style-name="T10"> are also based on how much abstraction the differing implementations require</text:span><text:span text:style-name="T5">. </text:span><text:span text:style-name="T6">This paper explores implementing algebraic effect handlers with meta-programming. Although this </text:span><text:span text:style-name="T10">particular</text:span><text:span text:style-name="T6"> compiler extension to GHC is more than 10 years old, it is still an extension to one particular compiler. This implementation is not portable across Haskell compilers and is therefore limited to when it can be used, </text:span><text:span text:style-name="T10">just as the implementation provided by Wu et al. </text:span><text:span text:style-name="T13">[6]</text:span><text:span text:style-name="T10"> </text:span><text:span text:style-name="T13">is limited to when it can be used</text:span><text:span text:style-name="T6">.</text:span></text:p>
      <text:p text:style-name="P7"/>
      <text:p text:style-name="P9">Idiomatically Implementing Effects</text:p>
      <text:p text:style-name="P7"/>
      <text:p text:style-name="P8"><text:span text:style-name="T6"><text:tab/></text:span><text:span text:style-name="T7">Lindley shows an alternative </text:span><text:span text:style-name="T13">implementation of algebraic effect handlers</text:span><text:span text:style-name="T7"> in the paper “Algebraic Effects and Effect Handlers for Idioms and Arrows.” </text:span><text:span text:style-name="T13">[2] </text:span><text:span text:style-name="T6">Both of the previous papers </text:span><text:span text:style-name="T13">[3,6]</text:span><text:span text:style-name="T6"> concentrated on using </text:span><text:span text:style-name="T11">either </text:span><text:span text:style-name="T7">compiler </text:span><text:span text:style-name="T11">or</text:span><text:span text:style-name="T7"> </text:span><text:span text:style-name="T6">language extensions that gave more expressive power </text:span><text:span text:style-name="T11">to Haskell </text:span><text:span text:style-name="T6">in order to implement algebraic effect handlers </text:span><text:span text:style-name="T13">using monads</text:span><text:span text:style-name="T6">. </text:span><text:span text:style-name="T7"><text:s/></text:span><text:span text:style-name="T6">Interestingly, Lindley takes the approach of </text:span><text:span text:style-name="T8">extending the </text:span><text:span text:style-name="T14">λ</text:span><text:span text:style-name="T15">eff</text:span><text:span text:style-name="T14"> </text:span><text:span text:style-name="T8">language to </text:span><text:span text:style-name="T13">a new language, called</text:span><text:span text:style-name="T8"> </text:span><text:span text:style-name="T14">λ</text:span><text:span text:style-name="T15">flow</text:span><text:span text:style-name="T23">,</text:span><text:span text:style-name="T8"> </text:span><text:span text:style-name="T11">through an additional calculus </text:span><text:span text:style-name="T8">which supports </text:span><text:span text:style-name="T13">applicative functors and </text:span><text:span text:style-name="T8">arrows. </text:span><text:span text:style-name="T11">These two constructs are necessarily weaker than monads, </text:span><text:span text:style-name="T13">but importantly they are more general than monads</text:span><text:span text:style-name="T8">. This shows that algebraic effects handlers are more general than first thought. </text:span><text:span text:style-name="T11">They do not need the full power of a monad in order to be implemented properly</text:span><text:span text:style-name="T8">. Lindley </text:span><text:span text:style-name="T13">[2]</text:span><text:span text:style-name="T8"> elucidates the theory behind the </text:span><text:span text:style-name="T14">λ</text:span><text:span text:style-name="T16">flow</text:span><text:span text:style-name="T19"> extensions </text:span><text:span text:style-name="T22">through multiple typing rules. In contrast to Plotkin and Pretnar </text:span><text:span text:style-name="T23">[5]</text:span><text:span text:style-name="T22">, Lindl</text:span><text:span text:style-name="T23">e</text:span><text:span text:style-name="T22">y also</text:span><text:span text:style-name="T19"> provides an implementation </text:span><text:span text:style-name="T22">in the newly created </text:span><text:span text:style-name="T21">λ</text:span><text:span text:style-name="T16">flow <text:s/></text:span><text:span text:style-name="T19">to go along with it </text:span><text:span text:style-name="T23">[2]</text:span><text:span text:style-name="T19">. As with the </text:span><text:soft-page-break/><text:span text:style-name="T19">previous two papers </text:span><text:span text:style-name="T22">however</text:span><text:span text:style-name="T19">, Lindley again requires a </text:span><text:span text:style-name="T22">language</text:span><text:span text:style-name="T19"> extension in order to implement algebraic effect handlers. </text:span><text:span text:style-name="T24">Requiring a language extension</text:span><text:span text:style-name="T19"> again makes the idea less portable as it is a specific case for a single language. </text:span><text:span text:style-name="T22">It seems as though, in order to implement a concept as high level as algebraic effect handlers, our current programming languages require more expressive power in the way of language or compiler extensions.</text:span></text:p>
      <text:p text:style-name="P7"/>
      <text:p text:style-name="P9">Dependent Types to the Rescue</text:p>
      <text:p text:style-name="P7"/>
      <text:p text:style-name="P16"><text:span text:style-name="T26"><text:tab/>Brady breaks the mold in his paper “Programming and reasoning with Algebraic Effects and Dependent Types” by </text:span><text:span text:style-name="T31">implementing algebraic effect handlers </text:span><text:span text:style-name="T26">with</text:span><text:span text:style-name="T31">in</text:span><text:span text:style-name="T26"> </text:span><text:span text:style-name="T27">the </text:span><text:span text:style-name="T31">dependently typed language </text:span><text:span text:style-name="T27">Idris, which</text:span><text:span text:style-name="T26"> has more expressive power </text:span><text:span text:style-name="T27">than Haskell or </text:span><text:span text:style-name="T28">λ</text:span><text:span text:style-name="T17">eff</text:span><text:span text:style-name="T26">. </text:span><text:span text:style-name="T31">[1]</text:span><text:span text:style-name="T26"> With dependent types, Brady </text:span><text:span text:style-name="T31">[1]</text:span><text:span text:style-name="T26"> shows how the type system can encode algebraic effects and handlers without requiring compiler or language extensions. This implement</text:span><text:span text:style-name="T31">ation of algebraic effect handlers uses</text:span><text:span text:style-name="T26"> a simple DSL in a library </text:span><text:span text:style-name="T29">which is</text:span><text:span text:style-name="T26"> </text:span><text:span text:style-name="T31">made </text:span><text:span text:style-name="T26">publicly available. </text:span><text:span text:style-name="T29">Brady </text:span><text:span text:style-name="T31">[1] </text:span><text:span text:style-name="T29">starts by showing </text:span><text:span text:style-name="T31">that</text:span><text:span text:style-name="T29"> the State monad can be implemented using algebraic effects rather than monad </text:span><text:span text:style-name="T31">transformers</text:span><text:span text:style-name="T29">. This </text:span><text:span text:style-name="T31">construction</text:span><text:span text:style-name="T29"> is then expanded upon by composing different state effects together. </text:span><text:span text:style-name="T31">The same task with monad transformers is shown to require changing the state. The difference between the two shows</text:span><text:span text:style-name="T29"> that effects provide a less obtuse way to compose computations than monad transformers.</text:span><text:span text:style-name="T27"> </text:span><text:span text:style-name="T29">A few more examples </text:span><text:span text:style-name="T31">of algebraic effect handlers</text:span><text:span text:style-name="T29"> </text:span><text:span text:style-name="T31">in Idris </text:span><text:span text:style-name="T29">are </text:span><text:span text:style-name="T31">implemented in the paper, including: </text:span><text:span text:style-name="T29">input/output, exception handling, and file resource management. </text:span><text:span text:style-name="T26">The DSL is </text:span><text:span text:style-name="T29">explained to be </text:span><text:span text:style-name="T27">just a standard data type </text:span><text:span text:style-name="T29">represented in Idris </text:span><text:span text:style-name="T27">and an accompanying interpreter to run the effects and handlers. </text:span><text:span text:style-name="T33">As</text:span><text:span text:style-name="T34"> a</text:span><text:span text:style-name="T31"> final example, </text:span><text:span text:style-name="T27">Brady </text:span><text:span text:style-name="T33">[1]</text:span><text:span text:style-name="T27"> uses this DSL to implement </text:span><text:span text:style-name="T29">an imperative</text:span><text:span text:style-name="T27"> programming language </text:span><text:span text:style-name="T33">that tracks the effects of variable updates and printing</text:span><text:span text:style-name="T30">, </text:span><text:span text:style-name="T29">and </text:span><text:soft-page-break/><text:span text:style-name="T33">then </text:span><text:span text:style-name="T29">proceeds to write a program in </text:span><text:span text:style-name="T31">the embedded languag</text:span><text:span text:style-name="T33">e</text:span><text:span text:style-name="T30">. </text:span><text:span text:style-name="T27">Of course, this paper is not without its faults. It requires the use of a very new language that supports a change in current programming practices. It has not been shown yet that using dependently typed languages provides an overall improvement compared to using a more conventional language, </text:span><text:span text:style-name="T32">so this option could be just as impractical as the others presented</text:span><text:span text:style-name="T27">. </text:span><text:span text:style-name="T32">B</text:span><text:span text:style-name="T31">ut, </text:span><text:span text:style-name="T32">since</text:span><text:span text:style-name="T31"> the expressive power of dependent types does not require compiler or language extensions in order to implement algebraic effect handlers, </text:span><text:span text:style-name="T32">Brady's contribution is more portable than the others presented.</text:span></text:p>
      <text:p text:style-name="P1"><text:span text:style-name="T20">R</text:span><text:span text:style-name="T18">eferences</text:span></text:p>
      <text:list xml:id="list6436664417525698732" text:style-name="L1">
        <text:list-header>
          <text:p text:style-name="P5"/>
        </text:list-header>
        <text:list-item>
          <text:p text:style-name="P17">E. Brady. Programming and reasoning with algebraic effects and types. In <text:span text:style-name="T2">Proceedings of the 18th ACM SIGPLAN International Conference on Functional programming</text:span>. pages 133–144. ACM, 2013.</text:p>
        </text:list-item>
        <text:list-item>
          <text:p text:style-name="P14"><text:span text:style-name="T43">Sam Lindley. Algebraic effects and effect handlers for idioms and arrows. In</text:span><text:span text:style-name="Emphasis"><text:span text:style-name="T45">Proceedings of the 10th ACM SIGPLAN workshop on Generic programming </text:span></text:span><text:span text:style-name="T43">(WGP '14). </text:span><text:span text:style-name="T44">pages </text:span><text:span text:style-name="T43">47-58. ACM, </text:span><text:span text:style-name="T44">2014.</text:span></text:p>
        </text:list-item>
        <text:list-item>
          <text:p text:style-name="P6"><text:span text:style-name="T18">O. Kammar, S. Lindley, and N. Oury. Handlers in action. In </text:span><text:span text:style-name="T25">Proceedings of the 18th ACM SIGPLAN International Conference on Functional programming</text:span><text:span text:style-name="T18">, pages 145–158. ACM, 2013</text:span></text:p>
        </text:list-item>
        <text:list-item>
          <text:p text:style-name="P6"><text:span text:style-name="T18">G. D. Plotkin and J. Power. Algebraic operations and generic effects. </text:span><text:span text:style-name="T25">Applied Categorical Structures</text:span><text:span text:style-name="T18">, 11(1):69–94, 2003.</text:span></text:p>
        </text:list-item>
        <text:list-item>
          <text:p text:style-name="P5"><text:span text:style-name="T18">G. D. Plotkin and M. Pretnar. Handlers of algebraic effects. In ESOP, volume 5502 of </text:span><text:span text:style-name="T25">Lecture Notes in Computer Science</text:span><text:span text:style-name="T18">, pages 80–94. Springer, 2009.</text:span></text:p>
        </text:list-item>
        <text:list-item>
          <text:p text:style-name="P15"><text:span text:style-name="T46">Nicolas Wu, Tom Schrijvers, and Ralf Hinze. Effect handlers in scope. In </text:span><text:span text:style-name="Emphasis"><text:span text:style-name="T48">Proceedings of the 2014 ACM SIGPLAN symposium on Haskell </text:span></text:span><text:span text:style-name="T46">(Haskell '14). </text:span><text:span text:style-name="T47">pages </text:span><text:span text:style-name="T46">1-12. ACM, </text:span><text:span text:style-name="T47">2014</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antarell" svg:font-family="Cantarell"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21T10:04:09.129139345</meta:creation-date>
    <dc:date>2014-10-30T10:25:16.149514261</dc:date>
    <meta:editing-duration>PT3H49M8S</meta:editing-duration>
    <meta:editing-cycles>23</meta:editing-cycles>
    <meta:generator>LibreOffice/4.2.6.3$Linux_X86_64 LibreOffice_project/420m0$Build-3</meta:generator>
    <meta:document-statistic meta:table-count="0" meta:image-count="0" meta:object-count="0" meta:page-count="8" meta:paragraph-count="25" meta:word-count="1832" meta:character-count="12044" meta:non-whitespace-character-count="10236"/>
  </office:meta>
</office:document-meta>
</file>